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0.5047in"/>
    </style:style>
    <style:style style:name="co4" style:family="table-column">
      <style:table-column-properties fo:break-before="auto" style:column-width="0.4516in"/>
    </style:style>
    <style:style style:name="co6" style:family="table-column">
      <style:table-column-properties fo:break-before="auto" style:column-width="0.6583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362in"/>
    </style:style>
    <style:style style:name="co9" style:family="table-column">
      <style:table-column-properties fo:break-before="auto" style:column-width="0.4898in"/>
    </style:style>
    <style:style style:name="co10" style:family="table-column">
      <style:table-column-properties fo:break-before="auto" style:column-width="0.889in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ccff99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4" style:family="table-cell" style:parent-style-name="Default">
      <style:table-cell-properties fo:background-color="#ff6600"/>
    </style:style>
    <style:style style:name="ce15" style:family="table-cell" style:parent-style-name="Default">
      <style:table-cell-properties fo:background-color="#ccff99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6" table:default-cell-style-name="ce6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3">
          <table:table-cell table:style-name="ce1" office:value-type="string" calcext:value-type="string">
            <text:p>CLASS ASSIGNMENTS IN AN ELEMENTARY SCHOOL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9"/>
        </table:table-row>
        <table:table-row table:style-name="ro2">
          <table:table-cell table:style-name="ce2" office:value-type="string" calcext:value-type="string">
            <text:p>STUDENT DATA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Student Number</text:p>
          </table:table-cell>
          <table:table-cell table:style-name="ce8" office:value-type="string" calcext:value-type="string">
            <text:p>Parent Preference for Class 1</text:p>
          </table:table-cell>
          <table:table-cell table:style-name="ce8" office:value-type="string" calcext:value-type="string">
            <text:p>Parent Preference for Class 2</text:p>
          </table:table-cell>
          <table:table-cell table:style-name="ce12" office:value-type="string" calcext:value-type="string">
            <text:p>Male or Female? (M or F)</text:p>
          </table:table-cell>
          <table:table-cell table:number-columns-repeated="5"/>
          <table:table-cell table:style-name="ce12" office:value-type="string" calcext:value-type="string">
            <text:p>Male or Female? (M or F)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M</text:p>
          </table:table-cell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M</text:p>
          </table:table-cell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M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M</text:p>
          </table:table-cell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M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M</text:p>
          </table:table-cell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M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M</text:p>
          </table:table-cell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M</text:p>
          </table:table-cell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M</text:p>
          </table:table-cell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M</text:p>
          </table:table-cell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M</text:p>
          </table:table-cell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M</text:p>
          </table:table-cell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M</text:p>
          </table:table-cell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M</text:p>
          </table:table-cell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M</text:p>
          </table:table-cell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M</text:p>
          </table:table-cell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M</text:p>
          </table:table-cell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M</text:p>
          </table:table-cell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M</text:p>
          </table:table-cell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M</text:p>
          </table:table-cell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M</text:p>
          </table:table-cell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M</text:p>
          </table:table-cell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F</text:p>
          </table:table-cell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F</text:p>
          </table:table-cell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F</text:p>
          </table:table-cell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F</text:p>
          </table:table-cell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F</text:p>
          </table:table-cell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F</text:p>
          </table:table-cell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F</text:p>
          </table:table-cell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F</text:p>
          </table:table-cell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F</text:p>
          </table:table-cell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F</text:p>
          </table:table-cell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F</text:p>
          </table:table-cell>
        </table:table-row>
        <table:table-row table:style-name="ro4">
          <table:table-cell table:style-name="ce4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F</text:p>
          </table:table-cell>
        </table:table-row>
        <table:table-row table:style-name="ro4">
          <table:table-cell table:style-name="ce4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F</text:p>
          </table:table-cell>
        </table:table-row>
        <table:table-row table:style-name="ro4">
          <table:table-cell table:style-name="ce4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F</text:p>
          </table:table-cell>
        </table:table-row>
        <table:table-row table:style-name="ro4">
          <table:table-cell table:style-name="ce4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F</text:p>
          </table:table-cell>
        </table:table-row>
        <table:table-row table:style-name="ro4">
          <table:table-cell table:style-name="ce4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F</text:p>
          </table:table-cell>
        </table:table-row>
        <table:table-row table:style-name="ro4">
          <table:table-cell table:style-name="ce5"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Decision</text:p>
          </table:table-cell>
          <table:table-cell office:value-type="string" calcext:value-type="string">
            <text:p>Assigned on 1</text:p>
          </table:table-cell>
          <table:table-cell office:value-type="string" calcext:value-type="string">
            <text:p>Assigned on 2</text:p>
          </table:table-cell>
          <table:table-cell table:number-columns-repeated="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SUM([.B47:.C47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SUM([.B48:.C48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SUM([.B49:.C49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SUM([.B50:.C50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SUM([.B51:.C51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SUM([.B52:.C52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53:.C53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SUM([.B54:.C54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55:.C55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56:.C56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formula="of:=SUM([.B56:.B57]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57:.C57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formula="of:=SUM([.C56:.C57]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SUM([.B58:.C58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59:.C59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PRODUCT([.B56:.C56];[.B57:.C57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60:.C60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61:.C61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SUM([.B62:.C62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63:.C63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64:.C64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65:.C65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66:.C66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table:formula="of:=SUMPRODUCT([.B66:.C66];[.B67:.C67]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SUM([.B67:.C67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68:.C68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SUM([.B69:.C69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70:.C70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71:.C71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SUM([.B72:.C72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SUM([.B73:.C73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74:.C74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SUM([.B75:.C75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76:.C76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77:.C77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78:.C78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SUM([.B79:.C79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80:.C80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35" calcext:value-type="float">
            <text:p>3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SUM([.B81:.C81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36" calcext:value-type="float">
            <text:p>3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SUM([.B82:.C82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SUM([.B83:.C83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38" calcext:value-type="float">
            <text:p>3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SUM([.B84:.C84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39" calcext:value-type="float">
            <text:p>3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SUM([.B85:.C85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5" office:value-type="float" office:value="40" calcext:value-type="float">
            <text:p>4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SUM([.B86:.C86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/>
          <table:table-cell table:style-name="ce11" table:formula="of:=SUM([.B47:.B86])" office:value-type="float" office:value="20" calcext:value-type="float">
            <text:p>20</text:p>
          </table:table-cell>
          <table:table-cell table:style-name="ce11" table:formula="of:=SUM([.C47:.C86])" office:value-type="float" office:value="20" calcext:value-type="float">
            <text:p>20</text:p>
          </table:table-cell>
          <table:table-cell/>
          <table:table-cell office:value-type="string" calcext:value-type="string">
            <text:p>=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4">
          <table:table-cell/>
          <table:table-cell table:style-name="ce11" table:formula="of:=SUMPRODUCT([.B47:.B86];[.D5:.D44])" office:value-type="float" office:value="12" calcext:value-type="float">
            <text:p>12</text:p>
          </table:table-cell>
          <table:table-cell table:style-name="ce11" table:formula="of:=SUMPRODUCT([.C47:.C86];[.D5:.D44])" office:value-type="float" office:value="11" calcext:value-type="float">
            <text:p>11</text:p>
          </table:table-cell>
          <table:table-cell/>
          <table:table-cell office:value-type="string" calcext:value-type="string">
            <text:p>&lt;=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4">
          <table:table-cell/>
          <table:table-cell table:style-name="ce11" table:formula="of:=[.B50]+[.B55]+[.B61]+[.B71]+[.B76]+[.B82]" office:value-type="float" office:value="4" calcext:value-type="float">
            <text:p>4</text:p>
          </table:table-cell>
          <table:table-cell table:style-name="ce11" table:formula="of:=[.C50]+[.C55]+[.C61]+[.C71]+[.C76]+[.C82]" office:value-type="float" office:value="2" calcext:value-type="float">
            <text:p>2</text:p>
          </table:table-cell>
          <table:table-cell/>
          <table:table-cell office:value-type="string" calcext:value-type="string">
            <text:p>&gt;=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bjective</text:p>
          </table:table-cell>
          <table:table-cell table:number-columns-repeated="9"/>
        </table:table-row>
        <table:table-row table:style-name="ro4">
          <table:table-cell table:style-name="ce7" table:formula="of:=SUMPRODUCT([.B47:.C86]; [.B5:.C44])" office:value-type="float" office:value="46" calcext:value-type="float">
            <text:p>46</text:p>
          </table:table-cell>
          <table:table-cell table:number-columns-repeated="9"/>
        </table:table-row>
        <table:table-row table:style-name="ro2" table:number-rows-repeated="1048484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09:37:44.344976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2T13:00:53</meta:creation-date>
    <dc:date>2016-06-27T10:18:36.606319438</dc:date>
    <meta:editing-duration>PT1H7M18S</meta:editing-duration>
    <meta:editing-cycles>35</meta:editing-cycles>
    <meta:generator>LibreOffice/4.3.3.2$Linux_X86_64 LibreOffice_project/430m0$Build-2</meta:generator>
    <meta:document-statistic meta:table-count="3" meta:cell-count="636" meta:object-count="0"/>
  </office:meta>
</office:document-meta>
</file>